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content.xml" manifest:media-type="text/xml"/>
  <manifest:file-entry manifest:full-path="layout-cache" manifest:media-type="application/binary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size="24pt" officeooo:paragraph-rsid="000f6fa4" style:font-size-asian="24pt" style:font-size-complex="24pt"/>
    </style:style>
    <style:style style:name="P2" style:family="paragraph" style:parent-style-name="Standard">
      <style:text-properties fo:font-size="24pt" officeooo:paragraph-rsid="00122e83" style:font-size-asian="24pt" style:font-size-complex="24pt"/>
    </style:style>
    <style:style style:name="P3" style:family="paragraph" style:parent-style-name="Standard">
      <style:text-properties fo:font-size="24pt" officeooo:paragraph-rsid="0013dde2" style:font-size-asian="24pt" style:font-size-complex="24pt"/>
    </style:style>
    <style:style style:name="P4" style:family="paragraph" style:parent-style-name="Standard">
      <style:text-properties fo:font-size="24pt" officeooo:paragraph-rsid="001430a3" style:font-size-asian="24pt" style:font-size-complex="24pt"/>
    </style:style>
    <style:style style:name="T1" style:family="text">
      <style:text-properties officeooo:rsid="000f6fa4"/>
    </style:style>
    <style:style style:name="T2" style:family="text">
      <style:text-properties officeooo:rsid="000fc260"/>
    </style:style>
    <style:style style:name="T3" style:family="text">
      <style:text-properties officeooo:rsid="001085f8"/>
    </style:style>
    <style:style style:name="T4" style:family="text">
      <style:text-properties officeooo:rsid="0010d53c"/>
    </style:style>
    <style:style style:name="T5" style:family="text">
      <style:text-properties officeooo:rsid="00122e83"/>
    </style:style>
    <style:style style:name="T6" style:family="text">
      <style:text-properties fo:font-size="24pt" officeooo:rsid="0010d53c" style:font-size-asian="24pt" style:font-size-complex="24pt"/>
    </style:style>
    <style:style style:name="T7" style:family="text">
      <style:text-properties officeooo:rsid="0013dde2"/>
    </style:style>
    <style:style style:name="T8" style:family="text">
      <style:text-properties officeooo:rsid="001430a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W</text:span><text:span text:style-name="T7">elkom, telefoons ajb uit of trillen</text:span></text:p>
      <text:p text:style-name="P3"><text:span text:style-name="T1">aarom? Koudwatervrees wegnemen, hierna moet Vim als een warm bad voor jullie zijn.</text:span></text:p>
      <text:p text:style-name="P1"><text:span text:style-name="T3">niet</text:span><text:span text:style-name="T1"> evangeliseren. kunt Vim niet overal voor gebruiken (Java → Eclipse) en als jij liever een ander gebruikt voor jouw werk: leef je uit. </text:span></text:p>
      <text:p text:style-name="P1"><text:span text:style-name="T1">Na vandaag maak je i</text:span><text:span text:style-name="T5">ig </text:span><text:span text:style-name="T1">gefundeerde keuze.</text:span></text:p>
      <text:p text:style-name="P1"><text:span text:style-name="T5">Vraag: </text:span><text:span text:style-name="T1">Wie gebruikt er nu:</text:span></text:p>
      <text:p text:style-name="P1"><text:span text:style-name="T1">pico/nano/joe/emacs/notepad/editplus/ultraedit/sublime/textmate/vim/</text:span><text:span text:style-name="T5">a</text:span><text:span text:style-name="T1">nders?</text:span></text:p>
      <text:p text:style-name="P1"><text:span text:style-name="T1"/></text:p>
      <text:p text:style-name="P1"><text:span text:style-name="T1">Vandaag </text:span><text:span text:style-name="T3">gaan we als volgt te werk: Joel vertelt. Jullie kunnen uitproberen. Daartoe is er cursuslaptop+usbstick. Usb is traag, ajb niet rebooten, dat kost paar minuten.</text:span></text:p>
      <text:p text:style-name="P4"><text:span text:style-name="T8">Ook mogelijk om clone te doen van repo op je eigen laptop.</text:span></text:p>
      <text:p text:style-name="P4"><text:span text:style-name="T4">Op desktop staat map en daarin bestanden waarmee oefeningen kunt doen.</text:span></text:p>
      <text:p text:style-name="P4"><text:span text:style-name="T4">Joel geeft aan wat nodig. </text:span></text:p>
      <text:p text:style-name="P2"><text:span text:style-name="T4">Tijdens oefeningen zijn Joel en ik beschikbaar. </text:span></text:p>
      <text:p text:style-name="P3"><text:soft-page-break/><text:span text:style-name="T7">Er zijn twee pauzes voor koffie.</text:span></text:p>
      <text:p text:style-name="P4"><text:span text:style-name="T8">Vragen?</text:span></text:p>
      <text:p text:style-name="P2"><text:span text:style-name="T5">Geef woord aan Joel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l" fo:country="N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nl" fo:country="NL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9-05T11:05:18</meta:creation-date>
    <dc:title>standaard</dc:title>
    <meta:editing-duration>PT00H03M32S</meta:editing-duration>
    <meta:editing-cycles>2</meta:editing-cycles>
    <meta:generator>OpenOffice.org/3.2$Unix OpenOffice.org_project/320m19$Build-9505</meta:generator>
    <meta:initial-creator>Alexander Swen</meta:initial-creator>
    <meta:document-statistic meta:table-count="0" meta:image-count="0" meta:object-count="0" meta:page-count="2" meta:paragraph-count="14" meta:word-count="128" meta:character-count="828"/>
    <dc:date>2012-09-05T15:15:44</dc:date>
    <dc:creator>Alexander Swen</dc:creator>
    <meta:template xlink:type="simple" xlink:actuate="onRequest" xlink:title="standaard" xlink:href="../../../../../home/alex/.openoffice.org/3/user/template/standaard.ott" meta:date="2012-09-05T11:05:18"/>
  </office:meta>
</office:document-meta>
</file>